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buntu" svg:font-family="Ubuntu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8pt" style:text-underline-style="solid" style:text-underline-width="auto" style:text-underline-color="font-color" fo:font-weight="bold" officeooo:rsid="000cecc0" officeooo:paragraph-rsid="000cecc0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size="8pt" fo:font-style="normal" style:text-underline-style="none" fo:font-weight="normal" officeooo:rsid="000cecc0" officeooo:paragraph-rsid="000cecc0" style:font-size-asian="7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cecc0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6.75pt"/>
    </style:style>
    <style:style style:name="T3" style:family="text">
      <style:text-properties style:font-name="sans-serif" fo:font-size="6.75pt" officeooo:rsid="000cecc0"/>
    </style:style>
    <style:style style:name="T4" style:family="text">
      <style:text-properties style:font-name="sans-serif" fo:font-size="8pt" fo:font-style="normal" style:text-underline-style="none" fo:font-weight="normal" officeooo:rsid="000cecc0" style:font-size-asian="7pt" style:font-style-asian="normal" style:font-weight-asian="normal" style:font-size-complex="8pt" style:font-style-complex="normal" style:font-weight-complex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6.75pt"/>
    </style:style>
    <style:style style:name="T7" style:family="text">
      <style:text-properties style:font-name="Ubuntu" fo:font-size="6.75pt" officeooo:rsid="000cecc0"/>
    </style:style>
    <style:style style:name="T8" style:family="text">
      <style:text-properties style:font-name="Ubuntu" fo:font-size="8pt" style:font-size-asian="8pt" style:font-size-complex="8pt"/>
    </style:style>
    <style:style style:name="T9" style:family="text">
      <style:text-properties style:font-name="Ubuntu" fo:font-size="8pt" officeooo:rsid="000cecc0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plément de programmation</text:span></text:p>
      <text:p text:style-name="P2"><text:span text:style-name="T1">Maven : #Gén POM avec archetype : </text:span></text:p>
      <text:p text:style-name="P2"><text:span text:style-name="T1"><text:tab/>`mvn archetype : generate \</text:span></text:p>
      <text:p text:style-name="P2"><text:span text:style-name="T1"><text:tab/>-DarchetypeGroupeId=org.apache.maven.archetypes \</text:span></text:p>
      <text:p text:style-name="P2"><text:span text:style-name="T1"><text:tab/>-DarchetypeArtifactId=maven-archetype-quickstart \</text:span></text:p>
      <text:p text:style-name="P2"><text:span text:style-name="T1"><text:tab/>-DinteractiveMode=false \</text:span></text:p>
      <text:p text:style-name="P2"><text:span text:style-name="T1"><text:tab/>-DartifactId=MonProjey \</text:span></text:p>
      <text:p text:style-name="P3"><text:span text:style-name="T4"><text:tab/>-Dversion=1.0-SNAPSHOT`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buntu" svg:font-family="Ubuntu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1:31:09.844401773</meta:creation-date>
    <dc:date>2022-06-03T11:37:29.299992664</dc:date>
    <meta:editing-duration>PT6M20S</meta:editing-duration>
    <meta:editing-cycles>1</meta:editing-cycles>
    <meta:document-statistic meta:table-count="0" meta:image-count="0" meta:object-count="0" meta:page-count="1" meta:paragraph-count="8" meta:word-count="24" meta:character-count="265" meta:non-whitespace-character-count="242"/>
    <meta:generator>LibreOffice/7.3.3.2$Linux_X86_64 LibreOffice_project/30$Build-2</meta:generator>
  </office:meta>
</office:document-meta>
</file>